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701in" fo:break-before="auto" fo:break-after="auto" table:align="margins" fo:keep-with-next="auto" style:may-break-between-rows="true" style:writing-mode="lr-tb" table:border-model="collapsing"/>
    </style:style>
    <style:style style:name="Table1.A" style:family="table-column">
      <style:table-column-properties style:column-width="3.3847in" style:rel-column-width="32767*"/>
    </style:style>
    <style:style style:name="Table1.B" style:family="table-column">
      <style:table-column-properties style:column-width="3.3854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2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2" fo:font-style="normal" officeooo:paragraph-rsid="0008f05c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Arial2" officeooo:rsid="0000fb14" officeooo:paragraph-rsid="0008f05c"/>
    </style:style>
    <style:style style:name="P6" style:family="paragraph" style:parent-style-name="Standard">
      <style:paragraph-properties fo:text-align="center" style:justify-single-word="false"/>
      <style:text-properties style:font-name="Arial2" officeooo:rsid="000cad3b" officeooo:paragraph-rsid="000cad3b"/>
    </style:style>
    <style:style style:name="P7" style:family="paragraph" style:parent-style-name="Standard">
      <style:paragraph-properties fo:text-align="center" style:justify-single-word="false"/>
      <style:text-properties style:font-name="Arial2" fo:font-size="20pt" fo:font-style="normal" officeooo:rsid="00115520" officeooo:paragraph-rsid="00115520" style:font-size-asian="20pt" style:font-style-asian="normal" style:font-size-complex="20pt" style:font-style-complex="normal"/>
    </style:style>
    <style:style style:name="P8" style:family="paragraph" style:parent-style-name="Standard">
      <style:text-properties officeooo:paragraph-rsid="0008f05c"/>
    </style:style>
    <style:style style:name="P9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2" fo:font-style="italic" officeooo:paragraph-rsid="0007ec12" style:font-style-asian="italic" style:font-style-complex="italic"/>
    </style:style>
    <style:style style:name="P10" style:family="paragraph" style:parent-style-name="WW-Table_20_Heading">
      <style:paragraph-properties fo:text-align="center" style:justify-single-word="false"/>
      <style:text-properties style:font-name="Arial2" fo:font-size="20pt" fo:font-style="italic" officeooo:rsid="0007ec12" officeooo:paragraph-rsid="0009c3b6" style:font-size-asian="20pt" style:font-style-asian="italic" style:font-size-complex="20pt" style:font-style-complex="italic"/>
    </style:style>
    <style:style style:name="P11" style:family="paragraph" style:parent-style-name="WW-Table_20_Heading">
      <style:paragraph-properties fo:text-align="center" style:justify-single-word="false"/>
      <style:text-properties style:font-name="Arial2" fo:font-size="20pt" fo:font-style="normal" officeooo:rsid="0007ec12" officeooo:paragraph-rsid="0009c3b6" style:font-size-asian="20pt" style:font-style-asian="normal" style:font-size-complex="20pt" style:font-style-complex="normal"/>
    </style:style>
    <style:style style:name="P12" style:family="paragraph" style:parent-style-name="WW-Table_20_Heading">
      <style:paragraph-properties fo:text-align="start" style:justify-single-word="false"/>
      <style:text-properties style:font-name="Arial2" fo:font-style="italic" officeooo:rsid="0007ec12" officeooo:paragraph-rsid="0008f05c" style:font-style-asian="italic" style:font-style-complex="italic"/>
    </style:style>
    <style:style style:name="P13" style:family="paragraph" style:parent-style-name="WW-Table_20_Heading">
      <style:paragraph-properties fo:text-align="start" style:justify-single-word="false"/>
      <style:text-properties style:font-name="Arial2" fo:font-style="italic" officeooo:rsid="000cad3b" officeooo:paragraph-rsid="000cad3b" style:font-style-asian="italic" style:font-style-complex="italic"/>
    </style:style>
    <style:style style:name="P14" style:family="paragraph" style:parent-style-name="WW-Table_20_Heading">
      <style:paragraph-properties fo:text-align="start" style:justify-single-word="false"/>
      <style:text-properties style:font-name="Arial2" fo:font-size="10pt" fo:font-style="normal" fo:font-weight="normal" officeooo:rsid="000cad3b" officeooo:paragraph-rsid="000cad3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WW-Table_20_Heading">
      <style:paragraph-properties fo:text-align="start" style:justify-single-word="false"/>
      <style:text-properties style:font-name="Arial2" fo:font-size="10pt" fo:font-style="normal" fo:font-weight="normal" officeooo:rsid="0007ec12" officeooo:paragraph-rsid="0008f05c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WW-Table_20_Heading1">
      <style:paragraph-properties fo:text-align="center" style:justify-single-word="false"/>
      <style:text-properties style:font-name="Arial2" officeooo:paragraph-rsid="0007ec12"/>
    </style:style>
    <style:style style:name="P17" style:family="paragraph" style:parent-style-name="WW-Table_20_Heading1">
      <style:paragraph-properties fo:text-align="center" style:justify-single-word="false"/>
      <style:text-properties style:font-name="Arial2" officeooo:rsid="00080632" officeooo:paragraph-rsid="00080632"/>
    </style:style>
    <style:style style:name="P18" style:family="paragraph" style:parent-style-name="WW-Table_20_Contents1">
      <style:text-properties style:font-name="Arial2" fo:font-size="10pt" officeooo:paragraph-rsid="0007ec12" style:font-size-asian="10pt" style:font-size-complex="10pt"/>
    </style:style>
    <style:style style:name="P19" style:family="paragraph" style:parent-style-name="WW-Table_20_Contents1">
      <style:text-properties style:font-name="Arial2" fo:font-size="10pt" officeooo:rsid="00080632" officeooo:paragraph-rsid="00080632" style:font-size-asian="10pt" style:font-size-complex="10pt"/>
    </style:style>
    <style:style style:name="P20" style:family="paragraph" style:parent-style-name="WW-Table_20_Contents1">
      <style:text-properties style:font-name="Arial2" fo:font-size="10pt" fo:font-style="normal" officeooo:paragraph-rsid="0007ec12" style:font-size-asian="10pt" style:font-style-asian="normal" style:font-size-complex="10pt" style:font-style-complex="normal"/>
    </style:style>
    <style:style style:name="P21" style:family="paragraph" style:parent-style-name="WW-Table_20_Heading">
      <style:paragraph-properties fo:break-before="page"/>
      <style:text-properties style:font-name="Arial2" fo:font-style="italic" style:font-style-asian="italic" style:font-style-complex="italic"/>
    </style:style>
    <style:style style:name="P22" style:family="paragraph" style:parent-style-name="WW-Table_20_Heading">
      <style:paragraph-properties fo:text-align="start" style:justify-single-word="false" fo:break-before="page"/>
      <style:text-properties style:font-name="Arial2" fo:font-style="italic" officeooo:rsid="000ac9a8" officeooo:paragraph-rsid="000ac9a8" style:font-style-asian="italic" style:font-style-complex="italic"/>
    </style:style>
    <style:style style:name="P23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2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24" style:family="paragraph" style:parent-style-name="WW-Table_20_Contents1">
      <style:paragraph-properties fo:margin-left="-0.0028in" fo:margin-right="0.4791in" fo:text-indent="0in" style:auto-text-indent="false"/>
      <style:text-properties style:font-name="Arial2" fo:font-size="10pt" fo:font-style="normal" officeooo:rsid="00080632" officeooo:paragraph-rsid="00080632" style:font-size-asian="10pt" style:font-style-asian="normal" style:font-size-complex="10pt" style:font-style-complex="normal"/>
    </style:style>
    <style:style style:name="P25" style:family="paragraph" style:parent-style-name="Illustration">
      <style:paragraph-properties fo:text-align="center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officeooo:rsid="00183dcf" officeooo:paragraph-rsid="00183d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officeooo:rsid="001a2414" officeooo:paragraph-rsid="001a24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officeooo:rsid="00183dcf" officeooo:paragraph-rsid="00183d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Frame_20_contents">
      <style:text-properties officeooo:rsid="0016cfe8" officeooo:paragraph-rsid="0016cfe8"/>
    </style:style>
    <style:style style:name="P30" style:family="paragraph" style:parent-style-name="Frame_20_contents">
      <style:paragraph-properties fo:text-align="center" style:justify-single-word="false"/>
      <style:text-properties officeooo:rsid="0016cfe8" officeooo:paragraph-rsid="0016cfe8"/>
    </style:style>
    <style:style style:name="P31" style:family="paragraph" style:parent-style-name="Text_20_body">
      <style:text-properties officeooo:rsid="00115520" officeooo:paragraph-rsid="00115520"/>
    </style:style>
    <style:style style:name="P32" style:family="paragraph" style:parent-style-name="Text_20_body">
      <style:text-properties officeooo:rsid="00115520" officeooo:paragraph-rsid="0023db31"/>
    </style:style>
    <style:style style:name="P33" style:family="paragraph" style:parent-style-name="Text_20_body">
      <style:text-properties officeooo:rsid="0012eee6" officeooo:paragraph-rsid="0012eee6"/>
    </style:style>
    <style:style style:name="P34" style:family="paragraph" style:parent-style-name="Text_20_body">
      <style:text-properties style:font-name="Arial2" officeooo:rsid="00115520" officeooo:paragraph-rsid="00115520"/>
    </style:style>
    <style:style style:name="P35" style:family="paragraph" style:parent-style-name="Text_20_body">
      <style:text-properties officeooo:rsid="001ea482" officeooo:paragraph-rsid="001ea482"/>
    </style:style>
    <style:style style:name="P36" style:family="paragraph" style:parent-style-name="Text_20_body">
      <style:text-properties officeooo:rsid="002073ba" officeooo:paragraph-rsid="002073ba"/>
    </style:style>
    <style:style style:name="P37" style:family="paragraph" style:parent-style-name="Text_20_body">
      <style:text-properties officeooo:rsid="002073ba" officeooo:paragraph-rsid="00115520"/>
    </style:style>
    <style:style style:name="P38" style:family="paragraph" style:parent-style-name="Text_20_body">
      <style:text-properties officeooo:paragraph-rsid="002073ba"/>
    </style:style>
    <style:style style:name="P3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2" fo:font-size="10pt" fo:font-style="italic" style:font-size-asian="10pt" style:font-style-asian="italic" style:font-size-complex="10pt" style:font-style-complex="italic"/>
    </style:style>
    <style:style style:name="P40" style:family="paragraph" style:parent-style-name="Contents_20_1">
      <style:paragraph-properties>
        <style:tab-stops>
          <style:tab-stop style:position="6.7701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5736in" style:type="right" style:leader-style="dotted" style:leader-text="."/>
        </style:tab-stops>
      </style:paragraph-properties>
    </style:style>
    <style:style style:name="P42" style:family="paragraph" style:parent-style-name="WW-Table_20_Heading" style:master-page-name="Standard">
      <style:paragraph-properties fo:text-align="center" style:justify-single-word="false" style:page-number="auto"/>
      <style:text-properties style:font-name="Arial2" fo:font-style="italic" officeooo:rsid="0007ec12" officeooo:paragraph-rsid="0009c3b6" style:font-style-asian="italic" style:font-style-complex="italic"/>
    </style:style>
    <style:style style:name="P43" style:family="paragraph" style:parent-style-name="Heading_20_1">
      <style:text-properties officeooo:paragraph-rsid="00115520"/>
    </style:style>
    <style:style style:name="P44" style:family="paragraph" style:parent-style-name="Heading_20_1">
      <style:text-properties officeooo:rsid="0012eee6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115520" officeooo:paragraph-rsid="00115520"/>
    </style:style>
    <style:style style:name="P47" style:family="paragraph" style:parent-style-name="Heading_20_1">
      <style:paragraph-properties fo:break-before="page"/>
      <style:text-properties officeooo:rsid="002073ba" officeooo:paragraph-rsid="002073ba"/>
    </style:style>
    <style:style style:name="P48" style:family="paragraph" style:parent-style-name="Heading_20_2">
      <style:text-properties officeooo:rsid="001ea482" officeooo:paragraph-rsid="001ea482"/>
    </style:style>
    <style:style style:name="T1" style:family="text">
      <style:text-properties style:font-name="Arial2" fo:font-size="8pt" style:font-size-asian="8pt" style:font-size-complex="8pt"/>
    </style:style>
    <style:style style:name="T2" style:family="text">
      <style:text-properties officeooo:rsid="000cad3b"/>
    </style:style>
    <style:style style:name="T3" style:family="text">
      <style:text-properties style:text-position="super 58%" officeooo:rsid="00115520"/>
    </style:style>
    <style:style style:name="T4" style:family="text">
      <style:text-properties officeooo:rsid="001008e5"/>
    </style:style>
    <style:style style:name="T5" style:family="text">
      <style:text-properties officeooo:rsid="00115520"/>
    </style:style>
    <style:style style:name="T6" style:family="text">
      <style:text-properties officeooo:rsid="0012eee6"/>
    </style:style>
    <style:style style:name="T7" style:family="text">
      <style:text-properties officeooo:rsid="001c31ff"/>
    </style:style>
    <style:style style:name="T8" style:family="text">
      <style:text-properties officeooo:rsid="001ea482"/>
    </style:style>
    <style:style style:name="T9" style:family="text">
      <style:text-properties officeooo:rsid="002073ba"/>
    </style:style>
    <style:style style:name="T10" style:family="text">
      <style:text-properties officeooo:rsid="00224215"/>
    </style:style>
    <style:style style:name="T11" style:family="text">
      <style:text-properties officeooo:rsid="0023db31"/>
    </style:style>
    <style:style style:name="T12" style:family="text">
      <style:text-properties officeooo:rsid="0024a190"/>
    </style:style>
    <style:style style:name="fr1" style:family="graphic" style:parent-style-name="Frame">
      <style:graphic-properties style:run-through="foreground" style:wrap="parallel" style:number-wrapped-paragraphs="1" style:vertical-pos="top" style:vertical-rel="paragraph-content" style:horizontal-pos="center" style:horizontal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line-break/></text:p>
      <text:p text:style-name="P10"/>
      <text:p text:style-name="P11">[YOUR PROJECT NAME]</text:p>
      <text:p text:style-name="P7"><text:span text:style-name="T11">Project Terminal</text:span> Repor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p text:style-name="P4"/>
      <text:p text:style-name="P4"/>
      <text:p text:style-name="P4">Prof. Ma. Rowena C. Solamo</text:p>
      <text:p text:style-name="P4">Faculty Member</text:p>
      <text:p text:style-name="P4">Department of Computer Science</text:p>
      <text:p text:style-name="P4">College of Engineering</text:p>
      <text:p text:style-name="P4">University of the Philippines, Diliman</text:p>
      <text:p text:style-name="P4"/>
      <text:p text:style-name="P4"/>
      <text:p text:style-name="P4"/>
      <text:p text:style-name="P4"/>
      <text:p text:style-name="P4">Submitted by:</text:p>
      <text:p text:style-name="P4">[List of Members in Alphabetical Order]</text:p>
      <text:p text:style-name="P8"/>
      <text:p text:style-name="P8"/>
      <text:p text:style-name="P8"/>
      <text:p text:style-name="P8"/>
      <text:p text:style-name="P8"/>
      <text:p text:style-name="P5">In partial fulfillment of Academic Requirements</text:p>
      <text:p text:style-name="P6">for the course</text:p>
      <text:p text:style-name="P6">CS 19<text:span text:style-name="T5">2</text:span> Software Engineering I<text:span text:style-name="T5">I</text:span></text:p>
      <text:p text:style-name="P6">of the </text:p>
      <text:p text:style-name="P6"><text:span text:style-name="T5">2</text:span><text:span text:style-name="T3">nd</text:span><text:span text:style-name="T5"> </text:span>Semester, AY <text:span text:style-name="T4">&lt;YYYY-YYYY&gt;</text:span></text:p>
      <text:p text:style-name="P12"/>
      <text:p text:style-name="P22">Unique Referenc<text:span text:style-name="T2">e</text:span>:</text:p>
      <text:p text:style-name="P14">The documents are stored in the [GitHub Repository Link].</text:p>
      <text:p text:style-name="P14">[File Reference in GitHub, preferably link.]</text:p>
      <text:p text:style-name="P12"/>
      <text:p text:style-name="P13">Document Purpose:</text:p>
      <text:p text:style-name="P14">[What is the purpose of the document?]</text:p>
      <text:p text:style-name="P14"/>
      <text:p text:style-name="P13">Target Audience:</text:p>
      <text:p text:style-name="P14">[Place here the target audience.]</text:p>
      <text:p text:style-name="P15"/>
      <text:p text:style-name="P15"/>
      <text:p text:style-name="P12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6">Revision Date</text:p>
            </table:table-cell>
            <table:table-cell table:style-name="Table3.A1" office:value-type="string">
              <text:p text:style-name="P16">Person Responsible</text:p>
            </table:table-cell>
            <table:table-cell table:style-name="Table3.A1" office:value-type="string">
              <text:p text:style-name="P17">Version</text:p>
              <text:p text:style-name="P17">Number</text:p>
            </table:table-cell>
            <table:table-cell table:style-name="Table3.D1" office:value-type="string">
              <text:p text:style-name="P16">Modification</text:p>
            </table:table-cell>
          </table:table-row>
        </table:table-header-rows>
        <table:table-row>
          <table:table-cell table:style-name="Table3.A2" office:value-type="string">
            <text:p text:style-name="P19">MM/DD/YY</text:p>
          </table:table-cell>
          <table:table-cell table:style-name="Table3.A2" office:value-type="string">
            <text:p text:style-name="P19">Juan de la Cruz</text:p>
          </table:table-cell>
          <table:table-cell table:style-name="Table3.A2" office:value-type="string">
            <text:p text:style-name="P23">1.0</text:p>
          </table:table-cell>
          <table:table-cell table:style-name="Table3.D2" office:value-type="string">
            <text:p text:style-name="P24">Initial Document; Version number should match the one below.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20"/>
          </table:table-cell>
          <table:table-cell table:style-name="Table3.D2" office:value-type="string">
            <text:p text:style-name="P20"/>
          </table:table-cell>
        </table:table-row>
      </table:table>
      <text:p text:style-name="P9"/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0"><text:a xlink:type="simple" xlink:href="#__RefHeading___Toc877_578734558" text:style-name="Index_20_Link" text:visited-style-name="Index_20_Link">I. Project Description<text:tab/>4</text:a></text:p>
          <text:p text:style-name="P40"><text:a xlink:type="simple" xlink:href="#__RefHeading___Toc879_578734558" text:style-name="Index_20_Link" text:visited-style-name="Index_20_Link">II. Scope and Limitation of the Project<text:tab/>4</text:a></text:p>
          <text:p text:style-name="P40"><text:a xlink:type="simple" xlink:href="#__RefHeading___Toc881_578734558" text:style-name="Index_20_Link" text:visited-style-name="Index_20_Link">III. Issues and Challenges<text:tab/>4</text:a></text:p>
          <text:p text:style-name="P40"><text:a xlink:type="simple" xlink:href="#__RefHeading___Toc1500_578734558" text:style-name="Index_20_Link" text:visited-style-name="Index_20_Link">IV. Software Architecture<text:tab/>4</text:a></text:p>
          <text:p text:style-name="P40"><text:a xlink:type="simple" xlink:href="#__RefHeading___Toc887_578734558" text:style-name="Index_20_Link" text:visited-style-name="Index_20_Link">V. Results of Beta-testing<text:tab/>5</text:a></text:p>
          <text:p text:style-name="P40"><text:a xlink:type="simple" xlink:href="#__RefHeading___Toc1641_2112432927" text:style-name="Index_20_Link" text:visited-style-name="Index_20_Link">A. Testing Environment<text:tab/>5</text:a></text:p>
          <text:p text:style-name="P41"><text:a xlink:type="simple" xlink:href="#__RefHeading___Toc1643_2112432927" text:style-name="Index_20_Link" text:visited-style-name="Index_20_Link">A.1. Hardware Specifications<text:tab/>6</text:a></text:p>
          <text:p text:style-name="P41"><text:a xlink:type="simple" xlink:href="#__RefHeading___Toc1645_2112432927" text:style-name="Index_20_Link" text:visited-style-name="Index_20_Link">A.2. Software Specifications<text:tab/>6</text:a></text:p>
          <text:p text:style-name="P41"><text:a xlink:type="simple" xlink:href="#__RefHeading___Toc1502_578734558" text:style-name="Index_20_Link" text:visited-style-name="Index_20_Link">B. Demographics<text:tab/>6</text:a></text:p>
          <text:p text:style-name="P41"><text:a xlink:type="simple" xlink:href="#__RefHeading___Toc889_578734558" text:style-name="Index_20_Link" text:visited-style-name="Index_20_Link">C. Analysis of Functional Testing<text:tab/>6</text:a></text:p>
          <text:p text:style-name="P41"><text:a xlink:type="simple" xlink:href="#__RefHeading___Toc891_578734558" text:style-name="Index_20_Link" text:visited-style-name="Index_20_Link">D. Analysis of Usability Testing<text:tab/>6</text:a></text:p>
          <text:p text:style-name="P41"><text:a xlink:type="simple" xlink:href="#__RefHeading___Toc893_578734558" text:style-name="Index_20_Link" text:visited-style-name="Index_20_Link">E. Recommendations for the Next Software Release<text:tab/>6</text:a></text:p>
          <text:p text:style-name="P40"><text:a xlink:type="simple" xlink:href="#__RefHeading___Toc895_578734558" text:style-name="Index_20_Link" text:visited-style-name="Index_20_Link">VI. Lessons Learned from the Project<text:tab/>7</text:a></text:p>
          <text:p text:style-name="P40"><text:a xlink:type="simple" xlink:href="#__RefHeading___Toc1504_578734558" text:style-name="Index_20_Link" text:visited-style-name="Index_20_Link">VII. Summary<text:tab/>7</text:a></text:p>
          <text:p text:style-name="P40"><text:a xlink:type="simple" xlink:href="#__RefHeading___Toc897_578734558" text:style-name="Index_20_Link" text:visited-style-name="Index_20_Link">Appendix A: Accountability Report<text:tab/>8</text:a></text:p>
          <text:p text:style-name="P40"><text:a xlink:type="simple" xlink:href="#__RefHeading___Toc899_578734558" text:style-name="Index_20_Link" text:visited-style-name="Index_20_Link">Appendix B: Beta-testing Checklist<text:tab/>9</text:a></text:p>
          <text:p text:style-name="P40"><text:a xlink:type="simple" xlink:href="#__RefHeading___Toc1506_578734558" text:style-name="Index_20_Link" text:visited-style-name="Index_20_Link">Appendix C: Final Agile Estimates<text:tab/>10</text:a></text:p>
          <text:p text:style-name="P40"><text:a xlink:type="simple" xlink:href="#__RefHeading___Toc1647_2112432927" text:style-name="Index_20_Link" text:visited-style-name="Index_20_Link">Appendix D: Installation and Configuration of Beta-tested Software<text:tab/>11</text:a></text:p>
          <text:p text:style-name="P40"><text:a xlink:type="simple" xlink:href="#__RefHeading___Toc1508_578734558" text:style-name="Index_20_Link" text:visited-style-name="Index_20_Link">Appendix E: Team Performance Assessment<text:tab/>12</text:a></text:p>
        </text:index-body>
      </text:table-of-content>
      <text:p text:style-name="P39"/>
      <text:p text:style-name="P39"/>
      <text:p text:style-name="P39"/>
      <text:p text:style-name="P39"/>
      <text:p text:style-name="P39"/>
      <text:p text:style-name="P39"/>
      <text:p text:style-name="P39"><text:line-break/></text:p>
      <text:h text:style-name="P46" text:outline-level="1"><text:bookmark-start text:name="__RefHeading___Toc877_578734558"/><text:span text:style-name="T6">I.<text:tab/></text:span>Project Description<text:bookmark-end text:name="__RefHeading___Toc877_578734558"/></text:h>
      <text:p text:style-name="P31">&lt;Enter here the description of the project. <text:s/><text:span text:style-name="T10">This should contain the final Use Case Model. <text:s/>This is also an opportunity for the team to update the Use Case Model if it was modified during the course of developing and implementing the software.&gt;</text:span></text:p>
      <text:p text:style-name="P31"/>
      <text:p text:style-name="P31"/>
      <text:p text:style-name="P31"/>
      <text:p text:style-name="P31"/>
      <text:h text:style-name="P43" text:outline-level="1"><text:bookmark-start text:name="__RefHeading___Toc879_578734558"/><text:span text:style-name="T6">II.<text:tab/></text:span>Scope <text:span text:style-name="T8">and Limitation of the Project</text:span><text:bookmark-end text:name="__RefHeading___Toc879_578734558"/></text:h>
      <text:p text:style-name="P35">&lt;This section should include the scope and limitation of the project. <text:s/>It should also have a comparison of how much requirements were implemented from the original Requirements Traceability Matrix. <text:s/>It should also contains constraints imposed by time and other resources (e.g. complexity of technology, learning curve).</text:p>
      <text:p text:style-name="P31"/>
      <text:p text:style-name="P31"/>
      <text:p text:style-name="P31"/>
      <text:h text:style-name="P44" text:outline-level="1"><text:bookmark-start text:name="__RefHeading___Toc881_578734558"/>III.<text:tab/>Issues and Challenges<text:bookmark-end text:name="__RefHeading___Toc881_578734558"/></text:h>
      <text:p text:style-name="P31">&lt;<text:span text:style-name="T8">This section should contain all issues and challenges that the team has experienced during the development and implementation of the project. <text:s/>This may include problems with team communication, knowledge, lack of resources etc.</text:span>&gt;</text:p>
      <text:p text:style-name="P31"/>
      <text:p text:style-name="P31"/>
      <text:p text:style-name="P31"/>
      <text:p text:style-name="P31"/>
      <text:p text:style-name="P31"/>
      <text:h text:style-name="Heading_20_1" text:outline-level="1"><text:bookmark-start text:name="__RefHeading___Toc1500_578734558"/>IV.<text:tab/>Software Architecture<text:bookmark-end text:name="__RefHeading___Toc1500_578734558"/></text:h>
      <text:p text:style-name="P35"><draw:frame draw:style-name="fr1" draw:name="Frame1" text:anchor-type="paragraph" svg:width="4.498in" draw:z-index="0"><draw:text-box fo:min-height="2.9965in"><text:p text:style-name="P29">&lt;Place here <text:span text:style-name="T8">software architecture in Class Diagram form</text:span>.&gt;</text:p><text:p text:style-name="P29"/><text:p text:style-name="P29"/><text:p text:style-name="P29"/><text:p text:style-name="P29"/><text:p text:style-name="P29"/><text:p text:style-name="P29"/><text:p text:style-name="P29"/><text:p text:style-name="P29"/><text:p text:style-name="P29"/><text:p text:style-name="P30"/><text:p text:style-name="P25"><text:sequence text:ref-name="refIllustration0" text:name="Illustration" text:formula="ooow:Illustration+1" style:num-format="1">1</text:sequence>. Illustration: <text:span text:style-name="T8">&lt;Application Name&gt; Software Architecture</text:span></text:p></draw:text-box></draw:frame>&lt;This section should contain the software architecture of the application. <text:s/>It should also contain the description of each component of the software architecture. <text:s/>It should also contain the link of the beta-tested software <text:span text:style-name="T12">release </text:span>in github. <text:span text:style-name="T12">It should also contain the video link of the software demonstration.</text:span>&gt;</text:p>
      <text:p text:style-name="P31"><text:soft-page-break/></text:p>
      <text:p text:style-name="P31"/>
      <text:h text:style-name="Heading_20_1" text:outline-level="1"><text:bookmark-start text:name="__RefHeading___Toc887_578734558"/><text:span text:style-name="T6">V.<text:tab/></text:span>Results of <text:span text:style-name="T8">Beta</text:span>-testing<text:bookmark-end text:name="__RefHeading___Toc887_578734558"/></text:h>
      <text:p text:style-name="P31">&lt;Provide an introduction to the discussion of the results of the <text:span text:style-name="T8">Beta</text:span>-testing.&gt;</text:p>
      <text:p text:style-name="P31"/>
      <text:h text:style-name="Heading_20_1" text:outline-level="1"><text:bookmark-start text:name="__RefHeading___Toc1641_2112432927"/>A. <text:s text:c="2"/>Testing Environment<text:bookmark-end text:name="__RefHeading___Toc1641_2112432927"/></text:h>
      <text:p text:style-name="P32">&lt;Describe in this section the testing environment. <text:s/>A diagram should be present to represent the physical aspect of the testing environment&gt;.</text:p>
      <text:p text:style-name="P32"/>
      <text:p text:style-name="P32"><draw:frame draw:style-name="fr1" draw:name="Frame2" text:anchor-type="paragraph" svg:width="4.498in" draw:z-index="1"><draw:text-box fo:min-height="2.9965in"><text:p text:style-name="P29">&lt;Place here diagram of testing environment.&gt;</text:p><text:p text:style-name="P29"/><text:p text:style-name="P29"/><text:p text:style-name="P29"/><text:p text:style-name="P29"/><text:p text:style-name="P29"/><text:p text:style-name="P29"/><text:p text:style-name="P29"/><text:p text:style-name="P29"/><text:p text:style-name="P29"/><text:p text:style-name="P30"/><text:p text:style-name="P25"><text:sequence text:ref-name="refIllustration1" text:name="Illustration" text:formula="ooow:Illustration+1" style:num-format="1">2</text:sequence>. Illustration: Testing Environment</text:p></draw:text-box></draw:frame></text:p>
      <text:h text:style-name="Heading_20_2" text:outline-level="2"><text:bookmark-start text:name="__RefHeading___Toc1643_2112432927"/><text:soft-page-break/><text:span text:style-name="T11">A.1.<text:tab/></text:span>Hardware <text:span text:style-name="T11">Specifications</text:span><text:bookmark-end text:name="__RefHeading___Toc1643_2112432927"/></text:h>
      <text:p text:style-name="P32">&lt;Place here the hardware specifications of the server, client desktop or mobile phone etc.&gt;</text:p>
      <text:p text:style-name="P32"/>
      <text:p text:style-name="Text_20_body"/>
      <text:p text:style-name="Text_20_body"/>
      <text:h text:style-name="Heading_20_2" text:outline-level="2"><text:bookmark-start text:name="__RefHeading___Toc1645_2112432927"/>A.2. <text:s/>Software Specifications<text:bookmark-end text:name="__RefHeading___Toc1645_2112432927"/></text:h>
      <text:p text:style-name="P32">&lt;Place here OS Kind and Version, Database and version, web browser, Web Server and version etc.&gt;</text:p>
      <text:p text:style-name="P32"/>
      <text:h text:style-name="P48" text:outline-level="2"><text:bookmark-start text:name="__RefHeading___Toc1502_578734558"/><text:span text:style-name="T11">B</text:span>.<text:tab/>Demographics<text:bookmark-end text:name="__RefHeading___Toc1502_578734558"/></text:h>
      <text:p text:style-name="P35">&lt; Description of the beta-tester demographics.&gt;</text:p>
      <text:p text:style-name="P35"/>
      <text:p text:style-name="P35"/>
      <text:p text:style-name="P35"/>
      <text:h text:style-name="Heading_20_2" text:outline-level="2"><text:bookmark-start text:name="__RefHeading___Toc889_578734558"/><text:span text:style-name="T11">C.<text:tab/></text:span>Analysis of <text:span text:style-name="T6">F</text:span>unctional <text:span text:style-name="T6">T</text:span>esting<text:bookmark-end text:name="__RefHeading___Toc889_578734558"/></text:h>
      <text:p text:style-name="P33">&lt;Include also comments from <text:span text:style-name="T8">beta</text:span>-testers. <text:s/><text:span text:style-name="T7">It would also be best to have graphs.</text:span>&gt;</text:p>
      <text:p text:style-name="P31"/>
      <text:p text:style-name="P31"/>
      <text:p text:style-name="P31"/>
      <text:p text:style-name="P31"/>
      <text:h text:style-name="Heading_20_2" text:outline-level="2"><text:bookmark-start text:name="__RefHeading___Toc891_578734558"/><text:span text:style-name="T11">D.<text:tab/></text:span>Analysis of Usability <text:span text:style-name="T6">Testing</text:span><text:bookmark-end text:name="__RefHeading___Toc891_578734558"/></text:h>
      <text:p text:style-name="P33">&lt;Include comments from <text:span text:style-name="T8">beta</text:span>-tester<text:span text:style-name="T7">s. <text:s/>It would be best to have graphs.</text:span>&gt;</text:p>
      <text:p text:style-name="P33"/>
      <text:p text:style-name="P33"/>
      <text:p text:style-name="P33"/>
      <text:p text:style-name="P33"/>
      <text:h text:style-name="Heading_20_2" text:outline-level="2"><text:bookmark-start text:name="__RefHeading___Toc893_578734558"/><text:span text:style-name="T11">E</text:span>.<text:tab/>Recommendations <text:span text:style-name="T8">for the Next Software Release</text:span><text:bookmark-end text:name="__RefHeading___Toc893_578734558"/></text:h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h text:style-name="P44" text:outline-level="1"><text:bookmark-start text:name="__RefHeading___Toc895_578734558"/>VI.<text:tab/>Lessons Learned <text:span text:style-name="T11">from the Project</text:span><text:bookmark-end text:name="__RefHeading___Toc895_578734558"/></text:h>
      <text:p text:style-name="P31"/>
      <text:p text:style-name="P35">&lt;This section should contain the reflection of the team regarding on things that they have discovered and learned while doing the development and implementation of the application. <text:s/>It can included realization of what works best in terms of team performance, learning new technology, collaboration etc.&gt;</text:p>
      <text:p text:style-name="P31"/>
      <text:p text:style-name="P31"/>
      <text:p text:style-name="P31"/>
      <text:h text:style-name="Heading_20_1" text:outline-level="1"><text:bookmark-start text:name="__RefHeading___Toc1504_578734558"/>VII. <text:s/>Summary<text:bookmark-end text:name="__RefHeading___Toc1504_578734558"/></text:h>
      <text:h text:style-name="P45" text:outline-level="1"><text:bookmark-start text:name="__RefHeading___Toc897_578734558"/>Appendix A: Accountability Report<text:bookmark-end text:name="__RefHeading___Toc897_578734558"/></text:h>
      <text:p text:style-name="P34"/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<text:span text:style-name="T9">Beta</text:span>-Testing Tasks</text:p>
          </table:table-cell>
          <table:table-cell table:style-name="Table1.B1" office:value-type="string">
            <text:p text:style-name="P28">Accountability</text:p>
          </table:table-cell>
        </table:table-row>
        <table:table-row table:style-name="Table1.1">
          <table:table-cell table:style-name="Table1.A2" office:value-type="string">
            <text:p text:style-name="P26">Prepared software for alpha- testing.</text:p>
          </table:table-cell>
          <table:table-cell table:style-name="Table1.B2" office:value-type="string">
            <text:p text:style-name="P26">&lt;Single name should appear here.&gt;</text:p>
          </table:table-cell>
        </table:table-row>
        <table:table-row table:style-name="Table1.1">
          <table:table-cell table:style-name="Table1.A2" office:value-type="string">
            <text:p text:style-name="P26">Prepared testing environment</text:p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26">Created the Alpha Software Release in github</text:p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26">Created and replicated Alpha-testing Checklist</text:p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26">Facilitated alpha-testing</text:p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2" office:value-type="string">
            <text:p text:style-name="P26">Synthesized and documented the results of the alpha-testing</text:p>
          </table:table-cell>
          <table:table-cell table:style-name="Table1.B2" office:value-type="string">
            <text:p text:style-name="P27">&lt;If done by group, they should be able to indicate with portion of the document they are responsible for.&gt;</text:p>
          </table:table-cell>
        </table:table-row>
        <table:table-row table:style-name="Table1.1">
          <table:table-cell table:style-name="Table1.A2" office:value-type="string">
            <text:p text:style-name="P27">Submitted the document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Others</text:p>
          </table:table-cell>
          <table:table-cell table:style-name="Table1.B2" office:value-type="string">
            <text:p text:style-name="P26"/>
          </table:table-cell>
        </table:table-row>
      </table:table>
      <text:p text:style-name="P34"/>
      <text:p text:style-name="P34"/>
      <text:p text:style-name="P31"/>
      <text:p text:style-name="P31"/>
      <text:h text:style-name="P45" text:outline-level="1"><text:bookmark-start text:name="__RefHeading___Toc899_578734558"/>Appendix B: <text:span text:style-name="T9">Beta</text:span>-testing Checklist<text:bookmark-end text:name="__RefHeading___Toc899_578734558"/></text:h>
      <text:p text:style-name="P31"/>
      <text:p text:style-name="P31"/>
      <text:p text:style-name="P31"/>
      <text:p text:style-name="P31"/>
      <text:p text:style-name="P31"/>
      <text:p text:style-name="P37"/>
      <text:p text:style-name="P36"/>
      <text:p text:style-name="P36"/>
      <text:h text:style-name="P47" text:outline-level="1"><text:bookmark-start text:name="__RefHeading___Toc1506_578734558"/>Appendix <text:span text:style-name="T11">C</text:span>: Final Agile Estimates<text:bookmark-end text:name="__RefHeading___Toc1506_578734558"/></text:h>
      <text:p text:style-name="P38"/>
      <text:p text:style-name="P38"/>
      <text:p text:style-name="P38"/>
      <text:p text:style-name="P38"/>
      <text:p text:style-name="P38"/>
      <text:h text:style-name="P45" text:outline-level="1"><text:bookmark-start text:name="__RefHeading___Toc1647_2112432927"/><text:span text:style-name="T11">Appendix</text:span> <text:span text:style-name="T11">D</text:span>: <text:s/>Installation and Configuration of Beta-tested Software<text:bookmark-end text:name="__RefHeading___Toc1647_2112432927"/></text:h>
      <text:p text:style-name="P38"/>
      <text:h text:style-name="P45" text:outline-level="1"><text:bookmark-start text:name="__RefHeading___Toc1508_578734558"/>Appendix E: <text:s/>Team Performance Assessment<text:bookmark-end text:name="__RefHeading___Toc1508_578734558"/></text:h>
      <text:p text:style-name="P36"/>
      <text:p text:style-name="P36"/>
      <text:p text:style-name="P36"/>
      <text:p text:style-name="P31"/>
      <text:p text:style-name="P31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" fo:font-family="Arial" style:font-style-name="Regular" style:font-family-generic="swiss" style:font-pitch="variabl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7701in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5736in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Illustration" style:family="paragraph" style:parent-style-name="Caption" style:class="extra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1.11pt double #000000">
        <style:tab-stops>
          <style:tab-stop style:position="3.6252in" style:type="center"/>
        </style:tab-stops>
      </style:paragraph-properties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2" fo:font-size="8pt" style:font-size-asian="8pt" style:font-size-complex="8pt"/>
    </style:style>
    <style:style style:name="MT1" style:family="text">
      <style:text-properties style:font-name="Arial2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6681in" fo:margin-left="0in" fo:margin-right="0in" fo:margin-bottom="0.4717in" style:dynamic-spacing="true"/>
      </style:header-style>
      <style:footer-style>
        <style:header-footer-properties fo:min-height="0.4819in" fo:margin-left="0in" fo:margin-right="0in" fo:margin-top="0.285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[System Name]<text:tab/><text:tab/>Page </text:span><text:span text:style-name="MT1"><text:page-number style:num-format="1" text:select-page="current">12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_Vanilla/6.0.3.2$MacOSX_X86_64 LibreOffice_project/8f48d515416608e3a835360314dac7e47fd0b821</meta:generator>
    <meta:initial-creator>Weng Solamo</meta:initial-creator>
    <meta:creation-date>2006-07-10T13:37:45</meta:creation-date>
    <dc:date>2018-04-25T11:10:19.406101794</dc:date>
    <dc:language>de-DE</dc:language>
    <meta:editing-cycles>27</meta:editing-cycles>
    <meta:editing-duration>PT54M23S</meta:editing-duration>
    <meta:document-statistic meta:table-count="2" meta:image-count="0" meta:object-count="0" meta:page-count="12" meta:paragraph-count="104" meta:word-count="702" meta:character-count="4723" meta:non-whitespace-character-count="4099"/>
    <meta:user-defined meta:name="Info 1"/>
    <meta:user-defined meta:name="Info 2"/>
    <meta:user-defined meta:name="Info 3"/>
    <meta:user-defined meta:name="Info 4"/>
  </office:meta>
</office:document-meta>
</file>